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3-18T22:04:14.437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&lt;""&gt;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401 tests executed; 3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6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77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with Assertion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3-18T22:11:49.869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TypeInstantiation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90,83,&lt;39,0&gt;,&lt;3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(1007,81,&lt;37,0&gt;,&lt;37,8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0.06538059450124944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4360 tests executed; 3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Java("AssertionError",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Java("AssertionError","sp value is 2 (should be at least 3) at |std:///lang/rascal/tests/functionality/InterpolationTests.rsc|(119,5,\&lt;3,56\&gt;,\&lt;3,61\&gt;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Java("AssertionError","Local variable 4 is null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Java("CompilerError","In function demo::lang::Exp::Concrete::NoLayout::Eval/eval(sort(\"Exp\");)#9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Java("CompilerError","In function demo::lang::Lisra::Parse/build(sort(\"LispExp\");)#11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Java("CompilerError","In function lang::rascal::format::Grammar/CC()#180 : IO(\"Expected Production, but got node\")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 table:number-rows-repeated="75">
          <table:table-cell table:style-name="ce1"/>
          <table:table-cell table:number-columns-repeated="1023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5" office:value-type="string" calcext:value-type="string">
            <text:p>TESTS RUN AT $2015-03-18T22:43:49.402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968,441,&lt;373,0&gt;,&lt;387,1&gt;): FALSE java.lang.ArrayIndexOutOfBoundsException: 0; function: ☞ checkModule(appl(prod(label("default",sort("Module")..., |std:///lang/rascal/syntax/Rascal.rsc|, config({},(),void(),(),(),(),(),(),(),()..., {bindir=|home:///bin|, forceCheck=false}...); instruction: STOREVARKWP "bindir", "bindir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123,199,&lt;344,0&gt;,&lt;349,1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2288,74,&lt;312,0&gt;,&lt;313,50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2112,119,&lt;307,0&gt;,&lt;308,49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1235,170,&lt;284,0&gt;,&lt;285,39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1014,164,&lt;279,0&gt;,&lt;280,36&gt;): FALSE "{error(\"The declaration for constructor or production loc is not in scope.\",|std:///APIGen.rsc|(2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9937,548,&lt;247,0&gt;,&lt;263,14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3503,75,&lt;105,0&gt;,&lt;106,51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2991,355,&lt;88,0&gt;,&lt;99,15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2656,268,&lt;77,0&gt;,&lt;84,16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1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ArrayIndexOutOfBoundsException: 0; function: ☞ checkModule(appl(prod(label("default",sort("Module")..., |std:///lang/rascal/syntax/Rascal.rsc|, config({},(),void(),(),(),(),(),(),(),()..., {bindir=|home:///bin|, forceCheck=false}...); instruction: STOREVARKWP "bindir", "bindir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error(\"The declaration for constructor or production loc is not in scope.\",|std:///APIGen.rsc|(2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[](|project://rascal/src/org/rascalmpl/library/lang/rascal/types/TypeInstantiation.rsc|(974,23,&lt;26,6&gt;,&lt;26,29&gt;)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java.lang.ClassCastException: [Ljava.lang.Object; cannot be cast to java.util.HashMap; function: ☞ match(parameter("T",value())[@boundGiven=false..., parameter("T",adt("Tree",[]))[@boundGive..., ("T":void()), {}); instruction: LOADLOCKWP "bindIdenticalVars"</text:p>
          </table:table-cell>
          <table:table-cell table:number-columns-repeated="1023"/>
        </table:table-row>
        <table:table-row table:style-name="ro1" table:number-rows-repeated="59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6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3:06:38.3182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19T08:13:28.223353000</dc:date>
    <meta:editing-duration>P43DT14H25M56S</meta:editing-duration>
    <meta:editing-cycles>162</meta:editing-cycles>
    <meta:generator>LibreOffice/4.4.1.2$MacOSX_X86_64 LibreOffice_project/45e2de17089c24a1fa810c8f975a7171ba4cd432</meta:generator>
    <meta:document-statistic meta:table-count="6" meta:cell-count="624" meta:object-count="0"/>
  </office:meta>
</office:document-meta>
</file>